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5in" text:min-label-width="0in" text:list-level-position-and-space-mode="label-alignment">
          <style:list-level-label-alignment text:label-followed-by="space" fo:margin-left="0.5in" fo:text-indent="0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30%"/>
    </style:style>
    <style:style style:name="P2" style:parent-style-name="Standard" style:family="paragraph">
      <style:paragraph-properties fo:text-align="center" fo:line-height="130%"/>
    </style:style>
    <style:style style:name="P3" style:parent-style-name="Standard" style:family="paragraph">
      <style:paragraph-properties fo:text-align="center" fo:line-height="130%"/>
    </style:style>
    <style:style style:name="P4" style:parent-style-name="Standard" style:family="paragraph">
      <style:paragraph-properties fo:text-align="center" fo:line-height="130%"/>
    </style:style>
    <style:style style:name="P5" style:parent-style-name="Standard" style:family="paragraph">
      <style:paragraph-properties fo:text-align="center" fo:line-height="130%"/>
    </style:style>
    <style:style style:name="P6" style:parent-style-name="Standard" style:family="paragraph">
      <style:paragraph-properties fo:text-align="center" fo:line-height="130%"/>
    </style:style>
    <style:style style:name="P7" style:parent-style-name="Standard" style:family="paragraph">
      <style:paragraph-properties fo:text-align="center" fo:line-height="130%"/>
    </style:style>
    <style:style style:name="P8" style:parent-style-name="Standard" style:family="paragraph">
      <style:paragraph-properties fo:text-align="justify" fo:line-height="130%"/>
    </style:style>
    <style:style style:name="P9" style:parent-style-name="Standard" style:family="paragraph">
      <style:paragraph-properties fo:text-align="justify" fo:line-height="130%"/>
    </style:style>
    <style:style style:name="P10" style:parent-style-name="Standard" style:family="paragraph">
      <style:paragraph-properties fo:text-align="justify" fo:line-height="130%"/>
    </style:style>
    <style:style style:name="P11" style:parent-style-name="Standard" style:family="paragraph">
      <style:paragraph-properties fo:text-align="justify" fo:line-height="130%"/>
    </style:style>
    <style:style style:name="P12" style:parent-style-name="Standard" style:family="paragraph">
      <style:paragraph-properties fo:text-align="justify" fo:line-height="130%"/>
    </style:style>
    <style:style style:name="P13" style:parent-style-name="Standard" style:family="paragraph">
      <style:paragraph-properties fo:text-align="justify" fo:line-height="130%"/>
    </style:style>
    <style:style style:name="P14" style:parent-style-name="Standard" style:family="paragraph">
      <style:paragraph-properties fo:text-align="justify" fo:line-height="130%"/>
    </style:style>
    <style:style style:name="P15" style:parent-style-name="Standard" style:family="paragraph">
      <style:paragraph-properties fo:text-align="justify" fo:line-height="130%"/>
    </style:style>
    <style:style style:name="P16" style:parent-style-name="Standard" style:list-style-name="LFO1" style:family="paragraph">
      <style:paragraph-properties fo:text-align="justify" fo:line-height="130%"/>
    </style:style>
    <style:style style:name="P17" style:parent-style-name="Standard" style:list-style-name="LFO1" style:family="paragraph">
      <style:paragraph-properties fo:text-align="justify" fo:line-height="130%"/>
    </style:style>
    <style:style style:name="P18" style:parent-style-name="Standard" style:list-style-name="LFO1" style:family="paragraph">
      <style:paragraph-properties fo:text-align="justify" fo:line-height="130%"/>
    </style:style>
    <style:style style:name="P19" style:parent-style-name="Standard" style:list-style-name="LFO1" style:family="paragraph">
      <style:paragraph-properties fo:text-align="justify" fo:line-height="130%"/>
    </style:style>
    <style:style style:name="P20" style:parent-style-name="Standard" style:list-style-name="LFO1" style:family="paragraph">
      <style:paragraph-properties fo:text-align="justify" fo:line-height="130%"/>
    </style:style>
    <style:style style:name="P21" style:parent-style-name="Standard" style:family="paragraph">
      <style:paragraph-properties fo:text-align="justify" fo:line-height="130%"/>
    </style:style>
    <style:style style:name="P22" style:parent-style-name="Standard" style:family="paragraph">
      <style:paragraph-properties fo:text-align="justify" fo:line-height="130%"/>
    </style:style>
    <style:style style:name="P23" style:parent-style-name="Standard" style:family="paragraph">
      <style:paragraph-properties fo:text-align="justify" fo:line-height="130%"/>
    </style:style>
    <style:style style:name="P24" style:parent-style-name="Standard" style:family="paragraph">
      <style:paragraph-properties fo:text-align="justify" fo:line-height="130%"/>
    </style:style>
    <style:style style:name="P25" style:parent-style-name="Standard" style:family="paragraph">
      <style:paragraph-properties fo:text-align="justify" fo:line-height="130%"/>
    </style:style>
    <style:style style:name="P26" style:parent-style-name="Standard" style:list-style-name="LFO2" style:family="paragraph">
      <style:paragraph-properties fo:text-align="justify" fo:line-height="130%"/>
    </style:style>
    <style:style style:name="P27" style:parent-style-name="Standard" style:list-style-name="LFO1" style:family="paragraph">
      <style:paragraph-properties fo:text-align="justify" fo:line-height="130%"/>
    </style:style>
    <style:style style:name="P28" style:parent-style-name="Standard" style:list-style-name="LFO1" style:family="paragraph">
      <style:paragraph-properties fo:text-align="justify" fo:line-height="130%"/>
    </style:style>
    <style:style style:name="P29" style:parent-style-name="Standard" style:family="paragraph">
      <style:paragraph-properties fo:text-align="justify" fo:line-height="130%"/>
    </style:style>
    <style:style style:name="P30" style:parent-style-name="Standard" style:family="paragraph">
      <style:paragraph-properties fo:text-align="justify" fo:line-height="130%"/>
    </style:style>
    <style:style style:name="P31" style:parent-style-name="Standard" style:family="paragraph">
      <style:paragraph-properties fo:text-align="justify" fo:line-height="130%"/>
    </style:style>
    <style:style style:name="P32" style:parent-style-name="Standard" style:family="paragraph">
      <style:paragraph-properties fo:text-align="justify" fo:line-height="130%"/>
    </style:style>
    <style:style style:name="P33" style:parent-style-name="Standard" style:family="paragraph">
      <style:paragraph-properties fo:text-align="justify" fo:line-height="130%"/>
    </style:style>
    <style:style style:name="P34" style:parent-style-name="Standard" style:list-style-name="LFO3" style:family="paragraph">
      <style:paragraph-properties fo:text-align="justify" fo:line-height="130%"/>
    </style:style>
    <style:style style:name="P35" style:parent-style-name="Standard" style:list-style-name="LFO1" style:family="paragraph">
      <style:paragraph-properties fo:text-align="justify" fo:line-height="130%"/>
    </style:style>
    <style:style style:name="P36" style:parent-style-name="Standard" style:list-style-name="LFO1" style:family="paragraph">
      <style:paragraph-properties fo:text-align="justify" fo:line-height="130%"/>
    </style:style>
    <style:style style:name="P37" style:parent-style-name="Standard" style:list-style-name="LFO1" style:family="paragraph">
      <style:paragraph-properties fo:text-align="justify" fo:line-height="130%"/>
    </style:style>
    <style:style style:name="P38" style:parent-style-name="Standard" style:list-style-name="LFO1" style:family="paragraph">
      <style:paragraph-properties fo:text-align="justify" fo:line-height="130%"/>
    </style:style>
    <style:style style:name="P39" style:parent-style-name="Standard" style:list-style-name="LFO1" style:family="paragraph">
      <style:paragraph-properties fo:text-align="justify" fo:line-height="130%"/>
    </style:style>
    <style:style style:name="P40" style:parent-style-name="Standard" style:family="paragraph">
      <style:paragraph-properties fo:text-align="justify" fo:line-height="130%"/>
    </style:style>
    <style:style style:name="P41" style:parent-style-name="Standard" style:family="paragraph">
      <style:paragraph-properties fo:text-align="justify" fo:line-height="130%" fo:text-indent="0.4923in"/>
    </style:style>
    <style:style style:name="P42" style:parent-style-name="Standard" style:family="paragraph">
      <style:paragraph-properties fo:text-align="justify" fo:line-height="130%" fo:text-indent="0.4923in"/>
    </style:style>
    <style:style style:name="P43" style:parent-style-name="Standard" style:family="paragraph">
      <style:paragraph-properties fo:text-align="justify" fo:line-height="130%" fo:text-indent="0.4923in"/>
    </style:style>
    <style:style style:name="P44" style:parent-style-name="Standard" style:family="paragraph">
      <style:paragraph-properties fo:text-align="center" fo:line-height="130%"/>
    </style:style>
  </office:automatic-styles>
  <office:body>
    <office:text text:use-soft-page-breaks="true">
      <text:p text:style-name="P1">Лабораторная работа <text:s/>№ 1</text:p>
      <text:p text:style-name="P2">по дисциплине</text:p>
      <text:p text:style-name="P3">“Основы программной инженерии”</text:p>
      <text:p text:style-name="P4">весенний семестр</text:p>
      <text:p text:style-name="P5">“Создание проекта на ресурсе github.com”</text:p>
      <text:p text:style-name="P6"/>
      <text:p text:style-name="P7"/>
      <text:p text:style-name="P8"><text:tab/>1. Постановка задачи</text:p>
      <text:p text:style-name="P9"/>
      <text:p text:style-name="P10"><text:tab/>В ходе выполнения работы требуется создать репозиторий проекта<text:s/>программного средства на ресурсе github.com. В качестве проекта может быть использован программный комплекс, созданный в осеннем семестре. В качестве альтернативы может быть использован другой программный продукт, реализованный студентом в ходе учебного процесса. Тема проекта согласуется с преподавателем.</text:p>
      <text:p text:style-name="P11"/>
      <text:p text:style-name="P12"/>
      <text:p text:style-name="P13"><text:tab/>2. Ход выполнения работы</text:p>
      <text:p text:style-name="P14"/>
      <text:p text:style-name="P15"><text:tab/>Выполнение работы предполагает<text:tab/>выполнение следующих шагов:</text:p>
      <text:list text:style-name="LFO1" text:continue-numbering="true">
        <text:list-item>
          <text:p text:style-name="P16">Регистрация студента на ресурсе github.com;</text:p>
        </text:list-item>
        <text:list-item>
          <text:p text:style-name="P17">Создание SSH-ключа для работы без использования пароля;</text:p>
        </text:list-item>
        <text:list-item>
          <text:p text:style-name="P18">Создание<text:s/>репозитория для проекта;</text:p>
        </text:list-item>
        <text:list-item>
          <text:p text:style-name="P19">Размещение исходного кода в созданном на предыдущем шаге репозитории;</text:p>
        </text:list-item>
        <text:list-item>
          <text:p text:style-name="P20">Выполнить клонирование проекта на другом компьютере с использованием утилиты git и протокола https.</text:p>
        </text:list-item>
      </text:list>
      <text:p text:style-name="P21"/>
      <text:p text:style-name="P22"><text:tab/></text:p>
      <text:p text:style-name="P23"><text:tab/>3. Содержание отчёта</text:p>
      <text:p text:style-name="P24"/>
      <text:p text:style-name="P25"><text:tab/>Отчёт по работе состоит из:</text:p>
      <text:list text:style-name="LFO1">
        <text:list-item text:start-value="1">
          <text:p text:style-name="P26">Титульный лист;</text:p>
        </text:list-item>
        <text:list-item>
          <text:p text:style-name="P27">Постановка задачи;</text:p>
        </text:list-item>
        <text:list-item>
          <text:p text:style-name="P28">Протокол хода выполнения работы.</text:p>
        </text:list-item>
      </text:list>
      <text:p text:style-name="P29"/>
      <text:p text:style-name="P30"/>
      <text:p text:style-name="P31"><text:tab/>4. <text:s/>Вопросы на защиту</text:p>
      <text:p text:style-name="P32"/>
      <text:p text:style-name="P33"><text:tab/>На защиты выносятся следующие вопросы:</text:p>
      <text:list text:style-name="LFO1">
        <text:list-item text:start-value="1">
          <text:p text:style-name="P34">Опишите процесс регистрации на ресурсе github.com</text:p>
        </text:list-item>
        <text:list-item>
          <text:p text:style-name="P35">Как создать SSH-ключ для своих проектов на ресурсе github.com?</text:p>
        </text:list-item>
        <text:list-item>
          <text:p text:style-name="P36">Как создать свой репозиторий?</text:p>
        </text:list-item>
        <text:list-item>
          <text:p text:style-name="P37">Как разместить исходный код в <text:s/>репозитории?</text:p>
        </text:list-item>
        <text:list-item>
          <text:p text:style-name="P38">Как выполнить клонирование проекта, размещённого на ресурсе github.com на произвольном компьютере, подключённого к сети Internet с использованием утилиты git?</text:p>
        </text:list-item>
        <text:list-item>
          <text:p text:style-name="P39">Как выполнить клонирование проекта, размещённого на ресурсе github.com на произвольном компьютере, подключённого к сети Internet без использования утилиты git?</text:p>
        </text:list-item>
      </text:list>
      <text:p text:style-name="P40"/>
      <text:p text:style-name="P41">5.<text:s/>Источники информации:</text:p>
      <text:p text:style-name="P42"><text:a xlink:href="https://dvmn.org/encyclopedia/git/work-with-github-repo/" office:target-frame-name="_top" xlink:show="replace"><text:span text:style-name="Гиперссылка">https://dvmn.org/encyclopedia/git/work-with-github-repo/</text:span></text:a></text:p>
      <text:p text:style-name="P43">https://docs.github.com/ru/get-started</text:p>
      <text:p text:style-name="P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5in" text:min-label-width="0in" text:list-level-position-and-space-mode="label-alignment">
          <style:list-level-label-alignment text:label-followed-by="space" fo:margin-left="0.5in" fo:text-indent="0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Татьяна</dc:creator>
    <meta:creation-date>2020-03-30T16:58:00Z</meta:creation-date>
    <dc:date>2026-02-18T05:01:00Z</dc:date>
    <meta:template xlink:href="Normal" xlink:type="simple"/>
    <meta:editing-cycles>2</meta:editing-cycles>
    <meta:editing-duration>PT420S</meta:editing-duration>
    <meta:document-statistic meta:page-count="2" meta:paragraph-count="3" meta:word-count="269" meta:character-count="1805" meta:row-count="12" meta:non-whitespace-character-count="1539"/>
  </office:meta>
</office:document-meta>
</file>